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3aa" officeooo:paragraph-rsid="001173aa"/>
    </style:style>
    <style:style style:name="P2" style:family="paragraph" style:parent-style-name="Standard">
      <style:text-properties officeooo:rsid="00123e20" officeooo:paragraph-rsid="00123e20"/>
    </style:style>
    <style:style style:name="P3" style:family="paragraph" style:parent-style-name="Standard">
      <style:paragraph-properties fo:text-align="center" style:justify-single-word="false"/>
      <style:text-properties officeooo:rsid="0012ac29" officeooo:paragraph-rsid="0012ac29"/>
    </style:style>
    <style:style style:name="P4" style:family="paragraph" style:parent-style-name="Standard">
      <style:paragraph-properties fo:text-align="start" style:justify-single-word="false"/>
      <style:text-properties officeooo:rsid="001d94f5" officeooo:paragraph-rsid="001d94f5"/>
    </style:style>
    <style:style style:name="P5" style:family="paragraph" style:parent-style-name="Standard">
      <style:paragraph-properties fo:text-align="start" style:justify-single-word="false"/>
      <style:text-properties officeooo:rsid="001d94f5" officeooo:paragraph-rsid="001fa7a8"/>
    </style:style>
    <style:style style:name="P6" style:family="paragraph" style:parent-style-name="Standard">
      <style:paragraph-properties fo:text-align="start" style:justify-single-word="false"/>
      <style:text-properties officeooo:rsid="001d94f5" officeooo:paragraph-rsid="001fef62"/>
    </style:style>
    <style:style style:name="P7" style:family="paragraph" style:parent-style-name="Standard">
      <style:paragraph-properties fo:text-align="start" style:justify-single-word="false"/>
      <style:text-properties officeooo:rsid="001d94f5" officeooo:paragraph-rsid="00202e00"/>
    </style:style>
    <style:style style:name="P8" style:family="paragraph" style:parent-style-name="Standard">
      <style:paragraph-properties fo:text-align="start" style:justify-single-word="false"/>
      <style:text-properties officeooo:rsid="001d94f5" officeooo:paragraph-rsid="0024f840"/>
    </style:style>
    <style:style style:name="P9" style:family="paragraph" style:parent-style-name="Standard">
      <style:paragraph-properties fo:text-align="start" style:justify-single-word="false"/>
      <style:text-properties officeooo:rsid="001d94f5" officeooo:paragraph-rsid="0025f779"/>
    </style:style>
    <style:style style:name="P10" style:family="paragraph" style:parent-style-name="Standard">
      <style:paragraph-properties fo:text-align="start" style:justify-single-word="false"/>
      <style:text-properties officeooo:rsid="001d94f5" officeooo:paragraph-rsid="00341e22"/>
    </style:style>
    <style:style style:name="P11" style:family="paragraph" style:parent-style-name="Standard">
      <style:paragraph-properties fo:text-align="start" style:justify-single-word="false"/>
      <style:text-properties officeooo:rsid="001d94f5" officeooo:paragraph-rsid="004dc826"/>
    </style:style>
    <style:style style:name="P12" style:family="paragraph" style:parent-style-name="Standard">
      <style:paragraph-properties fo:text-align="start" style:justify-single-word="false"/>
      <style:text-properties officeooo:rsid="001fa7a8" officeooo:paragraph-rsid="001fa7a8"/>
    </style:style>
    <style:style style:name="P13" style:family="paragraph" style:parent-style-name="Standard">
      <style:paragraph-properties fo:text-align="start" style:justify-single-word="false"/>
      <style:text-properties officeooo:rsid="0021a2fe" officeooo:paragraph-rsid="0021a2fe"/>
    </style:style>
    <style:style style:name="P14" style:family="paragraph" style:parent-style-name="Standard">
      <style:paragraph-properties fo:text-align="center" style:justify-single-word="false"/>
      <style:text-properties officeooo:rsid="0027042a" officeooo:paragraph-rsid="0027042a"/>
    </style:style>
    <style:style style:name="P15" style:family="paragraph" style:parent-style-name="Standard">
      <style:paragraph-properties fo:text-align="start" style:justify-single-word="false"/>
      <style:text-properties officeooo:rsid="00547950" officeooo:paragraph-rsid="00547950"/>
    </style:style>
    <style:style style:name="P16" style:family="paragraph" style:parent-style-name="Table_20_Contents">
      <style:paragraph-properties fo:text-align="start" style:justify-single-word="false"/>
      <style:text-properties officeooo:rsid="00149a3d" officeooo:paragraph-rsid="001fa7a8"/>
    </style:style>
    <style:style style:name="P17" style:family="paragraph" style:parent-style-name="Table_20_Contents">
      <style:paragraph-properties fo:text-align="start" style:justify-single-word="false"/>
      <style:text-properties officeooo:rsid="0014f316" officeooo:paragraph-rsid="001fa7a8"/>
    </style:style>
    <style:style style:name="P18" style:family="paragraph" style:parent-style-name="Table_20_Contents">
      <style:paragraph-properties fo:text-align="start" style:justify-single-word="false"/>
      <style:text-properties officeooo:rsid="001631ef" officeooo:paragraph-rsid="001fa7a8"/>
    </style:style>
    <style:style style:name="P19" style:family="paragraph" style:parent-style-name="Table_20_Contents">
      <style:paragraph-properties fo:text-align="start" style:justify-single-word="false"/>
      <style:text-properties officeooo:rsid="00178058" officeooo:paragraph-rsid="00202e00"/>
    </style:style>
    <style:style style:name="P20" style:family="paragraph" style:parent-style-name="Standard" style:master-page-name="">
      <loext:graphic-properties draw:fill="none"/>
      <style:paragraph-properties fo:margin-left="-1cm" fo:margin-right="-1.101cm" fo:text-indent="0cm" style:auto-text-indent="false" style:page-number="auto" fo:background-color="transparent"/>
      <style:text-properties officeooo:rsid="00123e20" officeooo:paragraph-rsid="00123e20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1d94f5" officeooo:paragraph-rsid="001fa7a8"/>
    </style:style>
    <style:style style:name="T1" style:family="text">
      <style:text-properties officeooo:rsid="001e91ef"/>
    </style:style>
    <style:style style:name="T2" style:family="text">
      <style:text-properties officeooo:rsid="001fa7a8"/>
    </style:style>
    <style:style style:name="T3" style:family="text">
      <style:text-properties officeooo:rsid="001c022f"/>
    </style:style>
    <style:style style:name="T4" style:family="text">
      <style:text-properties officeooo:rsid="00243fa8"/>
    </style:style>
    <style:style style:name="T5" style:family="text">
      <style:text-properties officeooo:rsid="0024f840"/>
    </style:style>
    <style:style style:name="T6" style:family="text">
      <style:text-properties officeooo:rsid="0025f779"/>
    </style:style>
    <style:style style:name="T7" style:family="text">
      <style:text-properties officeooo:rsid="002752b5"/>
    </style:style>
    <style:style style:name="T8" style:family="text">
      <style:text-properties officeooo:rsid="002af8cd"/>
    </style:style>
    <style:style style:name="T9" style:family="text">
      <style:text-properties officeooo:rsid="002dac0a"/>
    </style:style>
    <style:style style:name="T10" style:family="text">
      <style:text-properties officeooo:rsid="0030db98"/>
    </style:style>
    <style:style style:name="T11" style:family="text">
      <style:text-properties officeooo:rsid="0038daf0"/>
    </style:style>
    <style:style style:name="T12" style:family="text">
      <style:text-properties officeooo:rsid="004907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uchet Valentin</text:p>
      <text:p text:style-name="P1">Guerre-Chaley Mathieu</text:p>
      <text:p text:style-name="P2">Groupe C</text:p>
      <text:p text:style-name="P20"/>
      <text:p text:style-name="P14">Traitement d’image : <text:span text:style-name="T7">Fonctionnalités</text:span></text:p>
      <text:p text:style-name="P3"/>
      <text:p text:style-name="P4">Open / Save image</text:p>
      <text:p text:style-name="P4"><text:tab/>Fonctionnalité : <text:s/>TP</text:p>
      <text:p text:style-name="P4"><text:tab/>Développeur : Binôme</text:p>
      <text:p text:style-name="P4"><text:tab/>Description :</text:p>
      <text:p text:style-name="P4"><text:tab/><text:span text:style-name="T1">Fonction wxWidgets : oui : SaveFile</text:span></text:p>
      <text:p text:style-name="P4"><text:tab/><text:span text:style-name="T1">Limites / Bugs :</text:span></text:p>
      <text:p text:style-name="P4"/>
      <text:p text:style-name="P16">Verical Mirror</text:p>
      <text:p text:style-name="P5"><text:tab/>Fonctionnalité : <text:s/>TP</text:p>
      <text:p text:style-name="P5"><text:tab/>Développeur : Binôme</text:p>
      <text:p text:style-name="P5"><text:tab/>Description :</text:p>
      <text:p text:style-name="P5"><text:tab/><text:span text:style-name="T1">Fonction wxWidgets : oui : Mirror</text:span></text:p>
      <text:p text:style-name="P5"><text:tab/><text:span text:style-name="T1">Limites / Bugs :</text:span></text:p>
      <text:p text:style-name="P5"/>
      <text:p text:style-name="P17">Horizontal Mirror</text:p>
      <text:p text:style-name="P5"><text:tab/>Fonctionnalité : <text:s/>TP</text:p>
      <text:p text:style-name="P5"><text:tab/>Développeur : Binôme</text:p>
      <text:p text:style-name="P5"><text:tab/>Description :</text:p>
      <text:p text:style-name="P10"><text:tab/><text:span text:style-name="T1">Fonction wxWidgets : oui : Mirror</text:span></text:p>
      <text:p text:style-name="P5"><text:tab/><text:span text:style-name="T1">Limites / Bugs :</text:span></text:p>
      <text:p text:style-name="P5"/>
      <text:p text:style-name="P18">Blur</text:p>
      <text:p text:style-name="P5"><text:tab/>Fonctionnalité : <text:s/>TP</text:p>
      <text:p text:style-name="P5"><text:tab/>Développeur : Binôme</text:p>
      <text:p text:style-name="P5"><text:tab/>Description :</text:p>
      <text:p text:style-name="P5"><text:tab/><text:span text:style-name="T1">Fonction wxWidgets : oui : Blur</text:span></text:p>
      <text:p text:style-name="P5"><text:tab/><text:span text:style-name="T1">Limites / Bugs :</text:span></text:p>
      <text:p text:style-name="P5"/>
      <text:p text:style-name="P12">Rotate</text:p>
      <text:p text:style-name="P5"><text:tab/>Fonctionnalité : <text:s/>TP</text:p>
      <text:p text:style-name="P5"><text:tab/>Développeur : Binôme</text:p>
      <text:p text:style-name="P5"><text:tab/>Description : <text:span text:style-name="T11">Rotation de l’image (90 / 180 / -90) via boite de dialogue</text:span></text:p>
      <text:p text:style-name="P5"><text:tab/><text:span text:style-name="T1">Fonction wxWidgets : oui : Rotate90 &amp; Rotate180</text:span></text:p>
      <text:p text:style-name="P5"><text:tab/><text:span text:style-name="T1">Limites / Bugs :</text:span></text:p>
      <text:p text:style-name="P5"/>
      <text:p text:style-name="P12">Negative</text:p>
      <text:p text:style-name="P5"><text:tab/>Fonctionnalité : <text:s/>TP</text:p>
      <text:p text:style-name="P5"><text:tab/>Développeur : Binôme</text:p>
      <text:p text:style-name="P5"><text:tab/>Description :</text:p>
      <text:p text:style-name="P5"><text:tab/><text:span text:style-name="T1">Fonction wxWidgets : non</text:span></text:p>
      <text:p text:style-name="P5"><text:tab/><text:span text:style-name="T1">Limites / Bugs :</text:span></text:p>
      <text:p text:style-name="P5"/>
      <text:p text:style-name="P21"/>
      <text:p text:style-name="P18">Desaturate</text:p>
      <text:p text:style-name="P5"><text:tab/>Fonctionnalité : <text:s/>TP</text:p>
      <text:p text:style-name="P5"><text:tab/>Développeur : Binôme</text:p>
      <text:p text:style-name="P5"><text:tab/>Description :</text:p>
      <text:p text:style-name="P5"><text:tab/><text:span text:style-name="T1">Fonction wxWidgets : non</text:span></text:p>
      <text:p text:style-name="P5"><text:tab/><text:span text:style-name="T1">Limites / Bugs :</text:span></text:p>
      <text:p text:style-name="P5"/>
      <text:p text:style-name="P18">Threshold</text:p>
      <text:p text:style-name="P5"><text:tab/>Fonctionnalité : <text:s/>TP</text:p>
      <text:p text:style-name="P5"><text:tab/>Développeur : Binôme</text:p>
      <text:p text:style-name="P5"><text:tab/>Description :</text:p>
      <text:p text:style-name="P5"><text:tab/><text:span text:style-name="T1">Fonction wxWidgets : non</text:span></text:p>
      <text:p text:style-name="P5"><text:tab/><text:span text:style-name="T1">Limites / Bugs :</text:span></text:p>
      <text:p text:style-name="P5"/>
      <text:p text:style-name="P18">Threshold <text:span text:style-name="T2">v2</text:span></text:p>
      <text:p text:style-name="P5"><text:tab/>Fonctionnalité : <text:s/>TP</text:p>
      <text:p text:style-name="P6"><text:tab/>Développeur : <text:span text:style-name="T3">Guerre-Chaley</text:span></text:p>
      <text:p text:style-name="P5"><text:tab/>Description : Threshold dynamique via boite de dialogue</text:p>
      <text:p text:style-name="P5"><text:tab/><text:span text:style-name="T1">Fonction wxWidgets : non</text:span></text:p>
      <text:p text:style-name="P5"><text:tab/><text:span text:style-name="T1">Limites / Bugs :</text:span></text:p>
      <text:p text:style-name="P5"/>
      <text:p text:style-name="P19">Posterize</text:p>
      <text:p text:style-name="P5"><text:tab/>Fonctionnalité : <text:s/>TP</text:p>
      <text:p text:style-name="P5"><text:tab/>Développeur : Binôme</text:p>
      <text:p text:style-name="P5"><text:tab/>Description : Transforme l’image en 8^i couleurs</text:p>
      <text:p text:style-name="P5"><text:tab/><text:span text:style-name="T1">Fonction wxWidgets : non</text:span></text:p>
      <text:p text:style-name="P5"><text:tab/><text:span text:style-name="T1">Limites / Bugs : Semble ne fonctionner que pour une posterisation en 8 couleurs</text:span></text:p>
      <text:p text:style-name="P5"/>
      <text:p text:style-name="P19">Nb-color</text:p>
      <text:p text:style-name="P5"><text:tab/>Fonctionnalité : <text:s/>TP</text:p>
      <text:p text:style-name="P5"><text:tab/>Développeur : Binôme</text:p>
      <text:p text:style-name="P5"><text:tab/>Description :</text:p>
      <text:p text:style-name="P5"><text:tab/><text:span text:style-name="T1">Fonction wxWidgets : non</text:span></text:p>
      <text:p text:style-name="P5"><text:tab/><text:span text:style-name="T1">Limites / Bugs :</text:span></text:p>
      <text:p text:style-name="P5"/>
      <text:p text:style-name="P19">Enhence Contrast</text:p>
      <text:p text:style-name="P5"><text:tab/>Fonctionnalité : <text:s/>TP</text:p>
      <text:p text:style-name="P5"><text:tab/>Développeur : <text:span text:style-name="T4">Bouchet</text:span></text:p>
      <text:p text:style-name="P5"><text:tab/>Description :</text:p>
      <text:p text:style-name="P5"><text:tab/><text:span text:style-name="T1">Fonction wxWidgets : non</text:span></text:p>
      <text:p text:style-name="P5"><text:tab/><text:span text:style-name="T1">Limites / Bugs :</text:span></text:p>
      <text:p text:style-name="P5"/>
      <text:p text:style-name="P19">Luminosité</text:p>
      <text:p text:style-name="P5"><text:tab/>Fonctionnalité : <text:s/>TP</text:p>
      <text:p text:style-name="P8"><text:tab/>Développeur : <text:span text:style-name="T3">Guerre-Chaley</text:span></text:p>
      <text:p text:style-name="P5"><text:tab/>Description : Changement dynamique de la luminosité via boite de dialogue</text:p>
      <text:p text:style-name="P5"><text:tab/><text:span text:style-name="T1">Fonction wxWidgets : non</text:span></text:p>
      <text:p text:style-name="P5"><text:tab/><text:span text:style-name="T1">Limites / Bugs :</text:span></text:p>
      <text:p text:style-name="P5"/>
      <text:p text:style-name="P21"/>
      <text:p text:style-name="P15">Dessin</text:p>
      <text:p text:style-name="P7"><text:tab/>Fonctionnalité : <text:s/><text:span text:style-name="T5">New</text:span></text:p>
      <text:p text:style-name="P8"><text:tab/>Développeur : <text:span text:style-name="T3">Guerre-Chaley</text:span></text:p>
      <text:p text:style-name="P7"><text:tab/>Description : <text:span text:style-name="T12">Dessiner sur l’image</text:span></text:p>
      <text:p text:style-name="P7"><text:tab/><text:span text:style-name="T1">Fonction wxWidgets : utilisation des fonctions de wxMemoryDc</text:span></text:p>
      <text:p text:style-name="P7"><text:tab/><text:span text:style-name="T1">Limites / Bugs :</text:span></text:p>
      <text:p text:style-name="P7"/>
      <text:p text:style-name="P13">Resize</text:p>
      <text:p text:style-name="P7"><text:tab/>Fonctionnalité : <text:s/><text:span text:style-name="T6">New</text:span></text:p>
      <text:p text:style-name="P7"><text:tab/>Développeur : <text:span text:style-name="T6">Bouchet</text:span></text:p>
      <text:p text:style-name="P7"><text:tab/>Description : <text:span text:style-name="T8">Redimension d’une image en changent le nombre de pixel en largeur et hauteur via une boite de dialogue</text:span></text:p>
      <text:p text:style-name="P7"><text:tab/><text:span text:style-name="T1">Fonction wxWidgets : oui : Rescale</text:span></text:p>
      <text:p text:style-name="P7"><text:tab/><text:span text:style-name="T1">Limites / Bugs :</text:span></text:p>
      <text:p text:style-name="P7"/>
      <text:p text:style-name="P13">Undo</text:p>
      <text:p text:style-name="P9"><text:tab/>Fonctionnalité : <text:s/><text:span text:style-name="T6">New</text:span></text:p>
      <text:p text:style-name="P9"><text:tab/>Développeur : <text:span text:style-name="T6">Bouchet</text:span></text:p>
      <text:p text:style-name="P7"><text:tab/>Description : <text:span text:style-name="T9">Défaire ou refaire la dernière oppération sur l’image.</text:span></text:p>
      <text:p text:style-name="P7"><text:tab/><text:span text:style-name="T1">Fonction wxWidgets : non</text:span></text:p>
      <text:p text:style-name="P7"><text:tab/><text:span text:style-name="T1">Limites / Bugs :</text:span></text:p>
      <text:p text:style-name="P7"/>
      <text:p text:style-name="P13">Zoom</text:p>
      <text:p text:style-name="P9"><text:tab/>Fonctionnalité : <text:s/><text:span text:style-name="T6">New</text:span></text:p>
      <text:p text:style-name="P9"><text:tab/>Développeur : <text:span text:style-name="T6">Bouchet</text:span></text:p>
      <text:p text:style-name="P7"><text:tab/>Description : <text:span text:style-name="T10">Zoomer et de-zoomer sur l’image à la position de la souris avec ctrl+molette.</text:span></text:p>
      <text:p text:style-name="P11"><text:tab/><text:span text:style-name="T1">Fonction wxWidgets : utilisation de wxScrolledCanvas pour se déplacer dans l’image avec des scroll bars et zoomer</text:span></text:p>
      <text:p text:style-name="P7"><text:tab/><text:span text:style-name="T1">Limites / Bugs : Avec de grandes images ou un zoom trop grand, la fonction l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23:28.044964227</meta:creation-date>
    <meta:generator>LibreOffice/5.2.6.2$Linux_X86_64 LibreOffice_project/20m0$Build-2</meta:generator>
    <dc:date>2017-04-07T13:08:08.811211859</dc:date>
    <meta:editing-duration>PT1H56M31S</meta:editing-duration>
    <meta:editing-cycles>73</meta:editing-cycles>
    <meta:document-statistic meta:table-count="0" meta:image-count="0" meta:object-count="0" meta:page-count="3" meta:paragraph-count="106" meta:word-count="433" meta:character-count="2709" meta:non-whitespace-character-count="2280"/>
  </office:meta>
</office:document-meta>
</file>